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indingMethodResolver.resolve( EvaluationContext context , Object targetObject , String name , List &lt; TypeDescriptor &gt; argument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BindingMethodResolver.DataBindingMethod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indingMethodResolver.isCandidateForInvocation( Method method , Class &lt; ? &gt; target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aBindingMethodResolver.forInstanceMethod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